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4.7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Anomalo</text:p>
          </table:table-cell>
          <table:table-cell office:value-type="string" calcext:value-type="string">
            <text:p>Cosine distance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277887944911701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0.05931894169752272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10871693489237777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0.07330551350792547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3131250329642299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0.0393965106382177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1938268993867709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0.02598689095459017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9974987075688113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0.020252144437057584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1848881759983234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0.0172183021387511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1:07:29.122613248</meta:creation-date>
    <dc:date>2020-10-19T11:21:45.748621677</dc:date>
    <meta:editing-duration>PT4M6S</meta:editing-duration>
    <meta:editing-cycles>1</meta:editing-cycles>
    <meta:document-statistic meta:table-count="1" meta:cell-count="39" meta:object-count="0"/>
    <meta:generator>LibreOffice/6.4.6.2$Linux_X86_64 LibreOffice_project/40$Build-2</meta:generator>
  </office:meta>
</office:document-meta>
</file>